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c455" officeooo:paragraph-rsid="0009c455" style:font-weight-asian="bold" style:font-weight-complex="bold"/>
    </style:style>
    <style:style style:name="P2" style:family="paragraph" style:parent-style-name="Standard">
      <style:text-properties fo:font-weight="bold" officeooo:rsid="001528ac" officeooo:paragraph-rsid="001528ac" style:font-weight-asian="bold" style:font-weight-complex="bold"/>
    </style:style>
    <style:style style:name="P3" style:family="paragraph" style:parent-style-name="Standard">
      <style:text-properties officeooo:paragraph-rsid="000b84db"/>
    </style:style>
    <style:style style:name="P4" style:family="paragraph" style:parent-style-name="Standard">
      <style:text-properties officeooo:paragraph-rsid="0012cf0c"/>
    </style:style>
    <style:style style:name="P5" style:family="paragraph" style:parent-style-name="Standard">
      <style:text-properties officeooo:paragraph-rsid="0013dc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abbonacii series</text:p>
      <text:p text:style-name="P5"/>
      <text:p text:style-name="P5">#include &lt;iostream&gt;</text:p>
      <text:p text:style-name="P5"/>
      <text:p text:style-name="P5">using namespace std;</text:p>
      <text:p text:style-name="P5"/>
      <text:p text:style-name="P5">int main(){</text:p>
      <text:p text:style-name="P5"><text:s text:c="4"/>int num;</text:p>
      <text:p text:style-name="P5"><text:s text:c="4"/>cin&gt;&gt;num;</text:p>
      <text:p text:style-name="P5"><text:s text:c="4"/>int arr[100];</text:p>
      <text:p text:style-name="P5"><text:s text:c="4"/>arr[0]=0;</text:p>
      <text:p text:style-name="P5"><text:s text:c="4"/>arr[1]=1;</text:p>
      <text:p text:style-name="P5"><text:s text:c="4"/></text:p>
      <text:p text:style-name="P5"><text:s text:c="4"/>for(int i=2;i&lt;num;i++){</text:p>
      <text:p text:style-name="P5"><text:s text:c="8"/>arr[i]=arr[i-1]+arr[i-2];</text:p>
      <text:p text:style-name="P5"><text:s text:c="4"/>}</text:p>
      <text:p text:style-name="P5"><text:s text:c="4"/>for(int i=0;i&lt;num;i++){</text:p>
      <text:p text:style-name="P5"><text:s text:c="4"/>cout&lt;&lt;arr[i]&lt;&lt;" ";</text:p>
      <text:p text:style-name="P5"><text:s text:c="4"/>}</text:p>
      <text:p text:style-name="P5"><text:s text:c="6"/>return 0;</text:p>
      <text:p text:style-name="P5"><text:s text:c="4"/>}</text:p>
      <text:p text:style-name="P5"/>
      <text:p text:style-name="P5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28T12:18:27.278586728</dc:date>
    <meta:editing-duration>PT1H22M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28" meta:character-count="280" meta:non-whitespace-character-count="205"/>
  </office:meta>
</office:document-meta>
</file>